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DDA84F49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694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outline1">
      <style:graphic-properties draw:fill-color="#ffffff" fo:min-height="13.4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280099" fo:font-size="32pt" style:font-size-asian="32pt" style:font-size-complex="32pt"/>
    </style:style>
    <style:style style:name="T3" style:family="text">
      <style:text-properties fo:color="#280099"/>
    </style:style>
    <style:style style:name="T4" style:family="text">
      <style:text-properties fo:color="#280099" style:text-position="super 58%"/>
    </style:style>
    <style:style style:name="T5" style:family="text">
      <style:text-properties style:use-window-font-color="tru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DA84F49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tanislav Sinyagin</presentation:footer-decl>
      <presentation:date-time-decl presentation:name="dtd1" presentation:source="fixed">14.05.2008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625cm" svg:x="1.4cm" svg:y="0.778cm" presentation:class="title" presentation:user-transformed="true">
          <draw:text-box>
            <text:p text:style-name="P1">Torrus software:<text:line-break/></text:p>
          </draw:text-box>
        </draw:frame>
        <draw:frame presentation:style-name="Default-subtitle" draw:layer="layout" svg:width="25.199cm" svg:height="12.151cm" svg:x="1.4cm" svg:y="5.768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Overview of challenges and new featur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>Stanislav Sinyagin &lt;ssinyagin@k-open.com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>SwiNOG-16, May 14th 2008, Ber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What Torrus is today</text:p>
          </draw:text-box>
        </draw:frame>
        <draw:frame presentation:style-name="Default-outline1" draw:layer="layout" svg:width="25.199cm" svg:height="13.032cm" svg:x="1.4cm" svg:y="5.08cm" presentation:class="outline" presentation:user-transformed="true">
          <draw:text-box>
            <text:list text:style-name="L2">
              <text:list-item>
                <text:p text:style-name="P4"><text:span text:style-name="T2">Industry-proven</text:span> performance monitoring solution and replacement of Cricket, Cacti, MRTG</text:p>
              </text:list-item>
            </text:list>
            <text:list text:style-name="L2">
              <text:list-item>
                <text:p text:style-name="P4"><text:span text:style-name="T3">Free</text:span>, Open Source software</text:p>
              </text:list-item>
            </text:list>
            <text:list text:style-name="L2">
              <text:list-item>
                <text:p text:style-name="P4">High <text:span text:style-name="T3">performance</text:span> of SNMP polling </text:p>
              </text:list-item>
            </text:list>
            <text:list text:style-name="L2">
              <text:list-item>
                <text:p text:style-name="P4"><text:span text:style-name="T3">Hierarchical</text:span> data structure</text:p>
              </text:list-item>
            </text:list>
            <text:list text:style-name="L2">
              <text:list-item>
                <text:p text:style-name="P4"><text:span text:style-name="T3">Adaptable</text:span>, modular design</text:p>
              </text:list-item>
            </text:list>
            <text:list text:style-name="L2">
              <text:list-item>
                <text:p text:style-name="P4">Designed for process <text:span text:style-name="T3">autom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SNMP discovery engine</text:p>
          </draw:text-box>
        </draw:frame>
        <draw:frame presentation:style-name="Default-outline1" draw:layer="layout" svg:width="25.199cm" svg:height="9.899cm" svg:x="1.4cm" svg:y="5.08cm" presentation:class="outline" presentation:user-transformed="true">
          <draw:text-box>
            <text:list text:style-name="L2">
              <text:list-item>
                <text:p text:style-name="P4"><text:span text:style-name="T3">Modular</text:span> design</text:p>
              </text:list-item>
            </text:list>
            <text:list text:style-name="L2">
              <text:list-item>
                <text:p text:style-name="P4">Flexible configuration</text:p>
              </text:list-item>
            </text:list>
            <text:list text:style-name="L2">
              <text:list-item>
                <text:p text:style-name="P4"><text:span text:style-name="T3">IF-MIB discovery</text:span> for virtually any vendor</text:p>
              </text:list-item>
            </text:list>
            <text:list text:style-name="L2">
              <text:list-item>
                <text:p text:style-name="P4"><text:span text:style-name="T3">Multi-threading</text:span> gains speed dramatically</text:p>
              </text:list-item>
            </text:list>
            <text:list text:style-name="L2">
              <text:list-item>
                <text:p text:style-name="P4">Extensive discovery for <text:span text:style-name="T3">Cisco routers</text:span>, Cisco class-based <text:span text:style-name="T3">QoS</text:span>, DOCSIS CM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XML Configuration</text:p>
          </draw:text-box>
        </draw:frame>
        <draw:frame presentation:style-name="pr4" draw:text-style-name="P4" draw:layer="layout" svg:width="25.199cm" svg:height="13.694cm" svg:x="1.4cm" svg:y="5.08cm" presentation:class="outline">
          <draw:text-box>
            <text:list text:style-name="L2">
              <text:list-item>
                <text:p text:style-name="P4">Easy to generate from programs</text:p>
              </text:list-item>
            </text:list>
            <text:list text:style-name="L2">
              <text:list-item>
                <text:p text:style-name="P4">Takes time to understand</text:p>
              </text:list-item>
            </text:list>
            <text:list text:style-name="L2">
              <text:list-item>
                <text:p text:style-name="P4">Takes more time to start editing by hand</text:p>
              </text:list-item>
            </text:list>
            <text:list text:style-name="L2">
              <text:list-item>
                <text:p text:style-name="P4">Usually generated by the discovery engine, so nobody cares anywa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Hierarchical database</text:p>
          </draw:text-box>
        </draw:frame>
        <draw:frame presentation:style-name="pr4" draw:text-style-name="P4" draw:layer="layout" svg:width="25.199cm" svg:height="13.694cm" svg:x="1.4cm" svg:y="5.08cm" presentation:class="outline">
          <draw:text-box>
            <text:list text:style-name="L2">
              <text:list-item>
                <text:p text:style-name="P4"><text:span text:style-name="T3">Advantages</text:span>: top-down inheritance; data abstraction; fast and uniform access</text:p>
              </text:list-item>
            </text:list>
            <text:list text:style-name="L2">
              <text:list-item>
                <text:p text:style-name="P4"><text:span text:style-name="T3">Disadvantages</text:span>: whole tree needs re-compilation after changing the XML configuration; difficult to implement the incremental compiler; some networks are difficult to model (e.g. all modems in a DOCSIS network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SNMP collector performance</text:p>
          </draw:text-box>
        </draw:frame>
        <draw:frame presentation:style-name="pr4" draw:text-style-name="P4" draw:layer="layout" svg:width="25.199cm" svg:height="13.694cm" svg:x="1.4cm" svg:y="5.08cm" presentation:class="outline">
          <draw:text-box>
            <text:list text:style-name="L2">
              <text:list-item>
                <text:p text:style-name="P4">Up to <text:span text:style-name="T3">50K</text:span> SNMP objects every 5 minutes without much tuning</text:p>
              </text:list-item>
            </text:list>
            <text:list text:style-name="L2">
              <text:list-item>
                <text:p text:style-name="P4">Up to <text:span text:style-name="T3">200K</text:span> SNMP objects every 5 minutes from a single server (requires careful planning and tuning, as well as <text:span text:style-name="T3">hi-end hardware</text:span>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Collector challenges</text:p>
          </draw:text-box>
        </draw:frame>
        <draw:frame presentation:style-name="pr4" draw:text-style-name="P4" draw:layer="layout" svg:width="25.199cm" svg:height="13.694cm" svg:x="1.4cm" svg:y="5.08cm" presentation:class="outline">
          <draw:text-box>
            <text:list text:style-name="L2">
              <text:list-item>
                <text:p text:style-name="P4">Distribute the load among <text:span text:style-name="T3">all CPU cores</text:span></text:p>
              </text:list-item>
            </text:list>
            <text:list text:style-name="L2">
              <text:list-item>
                <text:p text:style-name="P4">Distribute the CPU and disk I/O load evenly <text:span text:style-name="T3">in time</text:span>, across the collecting interv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Collector enhancements</text:p>
          </draw:text-box>
        </draw:frame>
        <draw:frame presentation:style-name="pr5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Split</text:span> the collecting job into <text:span text:style-name="T3">smaller tasks</text:span> (so-called dispersed timeoffsets)</text:p>
              </text:list-item>
            </text:list>
            <text:list text:style-name="L2">
              <text:list-item>
                <text:p text:style-name="P4">Use of <text:span text:style-name="T3">multi-threading</text:span>: a background thread writes to RRD files (since 2006-07-21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Collector enhancements (cont.)</text:p>
          </draw:text-box>
        </draw:frame>
        <draw:frame presentation:style-name="pr6" draw:text-style-name="P4" draw:layer="layout" svg:width="25.199cm" svg:height="13.443cm" svg:x="1.4cm" svg:y="5.08cm" presentation:class="outline">
          <draw:text-box>
            <text:list text:style-name="L2">
              <text:list-item>
                <text:p text:style-name="P4">Retrieve index <text:span text:style-name="T3">mapping</text:span> tables during the collecting period, and minimize the initialization time (since 2006-12-03)</text:p>
              </text:list-item>
            </text:list>
            <text:list text:style-name="L2">
              <text:list-item>
                <text:p text:style-name="P4">Run <text:span text:style-name="T3">multiple collectors per tree</text:span> (since 2007-06-16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Threshold monitor</text:p>
          </draw:text-box>
        </draw:frame>
        <draw:frame presentation:style-name="pr6" draw:text-style-name="P4" draw:layer="layout" svg:width="25.199cm" svg:height="13.443cm" svg:x="1.4cm" svg:y="5.08cm" presentation:class="outline">
          <draw:text-box>
            <text:list text:style-name="L2">
              <text:list-item>
                <text:p text:style-name="P4"><text:span text:style-name="T3">Expressions</text:span> are monitored, not just values</text:p>
              </text:list-item>
            </text:list>
            <text:list text:style-name="L2">
              <text:list-item>
                <text:p text:style-name="P4">Expressions can span <text:span text:style-name="T3">multiple</text:span> data <text:span text:style-name="T3">sources</text:span></text:p>
              </text:list-item>
            </text:list>
            <text:list text:style-name="L2">
              <text:list-item>
                <text:p text:style-name="P4">Multiple <text:span text:style-name="T3">severity levels</text:span> can be defined</text:p>
              </text:list-item>
            </text:list>
            <text:list text:style-name="L2">
              <text:list-item>
                <text:p text:style-name="P4">Flexible <text:span text:style-name="T3">notification</text:span> paths (Email, SMS, SNMP trap, ...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Monthly traffic reports</text:p>
          </draw:text-box>
        </draw:frame>
        <draw:frame presentation:style-name="pr4" draw:text-style-name="P4" draw:layer="layout" svg:width="25.199cm" svg:height="13.694cm" svg:x="1.4cm" svg:y="5.08cm" presentation:class="outline">
          <draw:text-box>
            <text:list text:style-name="L2">
              <text:list-item>
                <text:p text:style-name="P4">5-minute counter data for selected sources is stored to the <text:span text:style-name="T3">SQL database</text:span></text:p>
              </text:list-item>
            </text:list>
            <text:list text:style-name="L2">
              <text:list-item>
                <text:p text:style-name="P4">Monthly reports are generated for <text:span text:style-name="T3">bandwidth</text:span> average, maximum, <text:span text:style-name="T3">95</text:span><text:span text:style-name="T4">th</text:span><text:span text:style-name="T3"> percentile</text:span>, and total volume</text:p>
              </text:list-item>
            </text:list>
            <text:list text:style-name="L2">
              <text:list-item>
                <text:p text:style-name="P4">Can be used for <text:span text:style-name="T3">95</text:span><text:span text:style-name="T4">th</text:span><text:span text:style-name="T3"> percentile bill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Reference installations</text:p>
          </draw:text-box>
        </draw:frame>
        <draw:frame presentation:style-name="pr4" draw:text-style-name="P4" draw:layer="layout" svg:width="25.199cm" svg:height="13.694cm" svg:x="1.4cm" svg:y="5.08cm" presentation:class="outline">
          <draw:text-box>
            <text:list text:style-name="L2">
              <text:list-item>
                <text:p text:style-name="P4">Cablecom</text:p>
              </text:list-item>
            </text:list>
            <text:list text:style-name="L2">
              <text:list-item>
                <text:p text:style-name="P4">Bluewin</text:p>
              </text:list-item>
            </text:list>
            <text:list text:style-name="L2">
              <text:list-item>
                <text:p text:style-name="P4">Comcast</text:p>
              </text:list-item>
            </text:list>
            <text:list text:style-name="L2">
              <text:list-item>
                <text:p text:style-name="P4">Bell Canada</text:p>
              </text:list-item>
            </text:list>
            <text:list text:style-name="L2">
              <text:list-item>
                <text:p text:style-name="P4">Some U.S. government departments</text:p>
              </text:list-item>
            </text:list>
            <text:list text:style-name="L2">
              <text:list-item>
                <text:p text:style-name="P4">Few hundred smaller installations, most of which are unknown to 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Future plans: short-term</text:p>
          </draw:text-box>
        </draw:frame>
        <draw:frame presentation:style-name="pr4" draw:text-style-name="P4" draw:layer="layout" svg:width="25.199cm" svg:height="13.694cm" svg:x="1.4cm" svg:y="5.08cm" presentation:class="outline">
          <draw:text-box>
            <text:list text:style-name="L2">
              <text:list-item>
                <text:p text:style-name="P4"><text:span text:style-name="T3">IPv6</text:span> support</text:p>
              </text:list-item>
            </text:list>
            <text:list text:style-name="L2">
              <text:list-item>
                <text:p text:style-name="P4"><text:span text:style-name="T3">Plain-text export</text:span> of collected data</text:p>
              </text:list-item>
            </text:list>
            <text:list text:style-name="L2">
              <text:list-item>
                <text:p text:style-name="P4">Enhancements for <text:span text:style-name="T3">distributed</text:span>, multi-server installations</text:p>
              </text:list-item>
            </text:list>
            <text:list text:style-name="L2">
              <text:list-item>
                <text:p text:style-name="P4">Whatever the <text:span text:style-name="T3">paying</text:span> customer wants :-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Future plans: long-term</text:p>
          </draw:text-box>
        </draw:frame>
        <draw:frame presentation:style-name="pr4" draw:text-style-name="P4" draw:layer="layout" svg:width="25.199cm" svg:height="13.694cm" svg:x="1.4cm" svg:y="5.08cm" presentation:class="outline">
          <draw:text-box>
            <text:list text:style-name="L2">
              <text:list-item>
                <text:p text:style-name="P4"><text:span text:style-name="T3">Incremental</text:span> configuration compiler</text:p>
              </text:list-item>
            </text:list>
            <text:list text:style-name="L2">
              <text:list-item>
                <text:p text:style-name="P4">Database model suitable for <text:span text:style-name="T3">dynamically changing networks</text:span> (such as CPE monitoring)</text:p>
              </text:list-item>
            </text:list>
            <text:list text:style-name="L2">
              <text:list-item>
                <text:p text:style-name="P4"><text:span text:style-name="T3">Granular</text:span> access control</text:p>
              </text:list-item>
            </text:list>
            <text:list text:style-name="L2">
              <text:list-item>
                <text:p text:style-name="P4">Ajax-driven WebUI with custom <text:span text:style-name="T3">preferences</text:span><text:span text:style-name="T5"> and </text:span><text:span text:style-name="T3">favourit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Questions and live demo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280099" style:text-outline="false" style:text-line-through-style="none" fo:font-family="'DejaVu Serif Condensed'" style:font-style-name="Book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erif'" style:font-style-name="Book" style:font-family-generic="roman" style:font-pitch="variable" fo:font-size="36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font-family="'DejaVu Serif'" style:font-style-name="Book" style:font-family-generic="roman" style:font-pitch="variable"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DDA84F49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text:enable-numbering="true" fo:text-indent="-0.899cm">
        <style:tab-stops/>
      </style:paragraph-properties>
      <style:text-properties style:use-window-font-color="true" style:text-outline="false" style:text-line-through-style="none" fo:font-family="'DejaVu Sans Condensed'" style:font-style-name="Book" style:font-family-generic="swiss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svg:stroke-width="0.1cm" svg:stroke-color="#ccccff" draw:marker-start-width="0.35cm" draw:marker-end-width="0.35cm" draw:fill="solid" draw:fill-color="#ccccff" draw:textarea-horizontal-align="center" draw:textarea-vertical-align="middle" fo:padding-top="0.05cm" fo:padding-bottom="0.05cm" fo:padding-left="0.05cm" fo:padding-right="0.05cm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3" draw:layer="backgroundobjects" svg:width="25.199cm" svg:height="3.506cm" svg:x="1.4cm" svg:y="0.837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.693cm" svg:x="1.4cm" svg:y="5.08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draw:line presentation:style-name="pr4" draw:text-style-name="P14" draw:layer="backgroundobjects" svg:x1="6.985cm" svg:y1="4.01cm" svg:x2="20.955cm" svg:y2="4.01cm">
        <text:p text:style-name="P3"/>
      </draw:lin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Stanislav Sinyagin</meta:initial-creator>
    <meta:creation-date>2008-04-05T23:43:56</meta:creation-date>
    <dc:creator>Stanislav Sinyagin</dc:creator>
    <dc:date>2008-04-06T19:11:58</dc:date>
    <meta:editing-cycles>76</meta:editing-cycles>
    <meta:editing-duration>PT2H58M52S</meta:editing-duration>
    <meta:user-defined meta:name="Info 1"/>
    <meta:user-defined meta:name="Info 2"/>
    <meta:user-defined meta:name="Info 3"/>
    <meta:user-defined meta:name="Info 4"/>
    <meta:document-statistic meta:object-count="81"/>
  </office:meta>
</office:document-meta>
</file>